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9ae"/>
    </style:style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table:style-name="ce1" office:value-type="string" calcext:value-type="string">
            <text:p>Multihead</text:p>
          </table:table-cell>
          <table:table-cell table:style-name="ce1" office:value-type="string" calcext:value-type="string">
            <text:p>Epoch:1</text:p>
          </table:table-cell>
          <table:table-cell table:style-name="ce1" office:value-type="string" calcext:value-type="string">
            <text:p>Drop:0.5</text:p>
          </table:table-cell>
          <table:table-cell/>
          <table:table-cell table:style-name="ce1" office:value-type="string" calcext:value-type="string">
            <text:p>Multihead</text:p>
          </table:table-cell>
          <table:table-cell table:style-name="ce1" office:value-type="string" calcext:value-type="string">
            <text:p>Epoch:10</text:p>
          </table:table-cell>
          <table:table-cell table:style-name="ce1" office:value-type="string" calcext:value-type="string">
            <text:p>Drop:0.5</text:p>
          </table:table-cell>
          <table:table-cell/>
          <table:table-cell table:style-name="ce1" office:value-type="string" calcext:value-type="string">
            <text:p>Singlehead</text:p>
          </table:table-cell>
          <table:table-cell table:style-name="ce1" office:value-type="string" calcext:value-type="string">
            <text:p>Epoch:1</text:p>
          </table:table-cell>
          <table:table-cell table:style-name="ce1" office:value-type="string" calcext:value-type="string">
            <text:p>Drop:0.5</text:p>
          </table:table-cell>
          <table:table-cell/>
          <table:table-cell table:style-name="ce1" office:value-type="string" calcext:value-type="string">
            <text:p>Singlehead</text:p>
          </table:table-cell>
          <table:table-cell table:style-name="ce1" office:value-type="string" calcext:value-type="string">
            <text:p>Epoch:10</text:p>
          </table:table-cell>
          <table:table-cell table:style-name="ce1" office:value-type="string" calcext:value-type="string">
            <text:p>Drop:0.5</text:p>
          </table:table-cell>
          <table:table-cell table:number-columns-repeated="2"/>
          <table:table-cell office:value-type="string" calcext:value-type="string">
            <text:p>No ISG</text:p>
          </table:table-cell>
          <table:table-cell table:style-name="ce1" office:value-type="string" calcext:value-type="string">
            <text:p>Multihead</text:p>
          </table:table-cell>
          <table:table-cell table:style-name="ce1" office:value-type="string" calcext:value-type="string">
            <text:p>Epoch:1</text:p>
          </table:table-cell>
          <table:table-cell table:style-name="ce1" office:value-type="string" calcext:value-type="string">
            <text:p>Drop:0</text:p>
          </table:table-cell>
          <table:table-cell/>
          <table:table-cell table:style-name="ce1" office:value-type="string" calcext:value-type="string">
            <text:p>Multihead</text:p>
          </table:table-cell>
          <table:table-cell table:style-name="ce1" office:value-type="string" calcext:value-type="string">
            <text:p>Epoch:10</text:p>
          </table:table-cell>
          <table:table-cell table:style-name="ce1" office:value-type="string" calcext:value-type="string">
            <text:p>Drop:0</text:p>
          </table:table-cell>
          <table:table-cell/>
          <table:table-cell table:style-name="ce1" office:value-type="string" calcext:value-type="string">
            <text:p>Singlehead</text:p>
          </table:table-cell>
          <table:table-cell table:style-name="ce1" office:value-type="string" calcext:value-type="string">
            <text:p>Epoch:1</text:p>
          </table:table-cell>
          <table:table-cell table:style-name="ce1" office:value-type="string" calcext:value-type="string">
            <text:p>Drop:0</text:p>
          </table:table-cell>
        </table:table-row>
        <table:table-row table:style-name="ro1">
          <table:table-cell table:style-name="ce2" office:value-type="string" calcext:value-type="string">
            <text:p>loaded head</text:p>
          </table:table-cell>
          <table:table-cell table:style-name="ce2" office:value-type="string" calcext:value-type="string">
            <text:p>Current_task</text:p>
          </table:table-cell>
          <table:table-cell table:style-name="ce2" office:value-type="string" calcext:value-type="string">
            <text:p>Accuracy</text:p>
          </table:table-cell>
          <table:table-cell/>
          <table:table-cell table:style-name="ce2" office:value-type="string" calcext:value-type="string">
            <text:p>loaded head</text:p>
          </table:table-cell>
          <table:table-cell table:style-name="ce2" office:value-type="string" calcext:value-type="string">
            <text:p>Current_task</text:p>
          </table:table-cell>
          <table:table-cell table:style-name="ce2" office:value-type="string" calcext:value-type="string">
            <text:p>Accuracy</text:p>
          </table:table-cell>
          <table:table-cell/>
          <table:table-cell table:style-name="ce2" office:value-type="string" calcext:value-type="string">
            <text:p>loaded head</text:p>
          </table:table-cell>
          <table:table-cell table:style-name="ce2" office:value-type="string" calcext:value-type="string">
            <text:p>Current_task</text:p>
          </table:table-cell>
          <table:table-cell table:style-name="ce2" office:value-type="string" calcext:value-type="string">
            <text:p>Accuracy</text:p>
          </table:table-cell>
          <table:table-cell/>
          <table:table-cell table:style-name="ce2" office:value-type="string" calcext:value-type="string">
            <text:p>loaded head</text:p>
          </table:table-cell>
          <table:table-cell table:style-name="ce2" office:value-type="string" calcext:value-type="string">
            <text:p>Current_task</text:p>
          </table:table-cell>
          <table:table-cell table:style-name="ce2" office:value-type="string" calcext:value-type="string">
            <text:p>Accuracy</text:p>
          </table:table-cell>
          <table:table-cell table:number-columns-repeated="3"/>
          <table:table-cell table:style-name="ce2" office:value-type="string" calcext:value-type="string">
            <text:p>loaded head</text:p>
          </table:table-cell>
          <table:table-cell table:style-name="ce2" office:value-type="string" calcext:value-type="string">
            <text:p>Current_task</text:p>
          </table:table-cell>
          <table:table-cell table:style-name="ce2" office:value-type="string" calcext:value-type="string">
            <text:p>Accuracy</text:p>
          </table:table-cell>
          <table:table-cell/>
          <table:table-cell table:style-name="ce2" office:value-type="string" calcext:value-type="string">
            <text:p>loaded head</text:p>
          </table:table-cell>
          <table:table-cell table:style-name="ce2" office:value-type="string" calcext:value-type="string">
            <text:p>Current_task</text:p>
          </table:table-cell>
          <table:table-cell table:style-name="ce2" office:value-type="string" calcext:value-type="string">
            <text:p>Accuracy</text:p>
          </table:table-cell>
          <table:table-cell/>
          <table:table-cell table:style-name="ce2" office:value-type="string" calcext:value-type="string">
            <text:p>loaded head</text:p>
          </table:table-cell>
          <table:table-cell table:style-name="ce2" office:value-type="string" calcext:value-type="string">
            <text:p>Current_task</text:p>
          </table:table-cell>
          <table:table-cell table:style-name="ce2" office:value-type="string" calcext:value-type="string">
            <text:p>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.2" calcext:value-type="float">
            <text:p>4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.1" calcext:value-type="float">
            <text:p>29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.42" calcext:value-type="float">
            <text:p>9.4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1.4" calcext:value-type="float">
            <text:p>41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.7" calcext:value-type="float">
            <text:p>15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.8" calcext:value-type="float">
            <text:p>3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.9" calcext:value-type="float">
            <text:p>10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.9" calcext:value-type="float">
            <text:p>37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.2" calcext:value-type="float">
            <text:p>16.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.4" calcext:value-type="float">
            <text:p>18.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.4" calcext:value-type="float">
            <text:p>26.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2.9" calcext:value-type="float">
            <text:p>52.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7.1" calcext:value-type="float">
            <text:p>67.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3" calcext:value-type="float">
            <text:p>22.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7.9" calcext:value-type="float">
            <text:p>67.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5.6" calcext:value-type="float">
            <text:p>75.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9.8" calcext:value-type="float">
            <text:p>29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.7" calcext:value-type="float">
            <text:p>64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6.2" calcext:value-type="float">
            <text:p>26.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.7" calcext:value-type="float">
            <text:p>80.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3.7" calcext:value-type="float">
            <text:p>63.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5.6" calcext:value-type="float">
            <text:p>55.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2.5" calcext:value-type="float">
            <text:p>82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9.4" calcext:value-type="float">
            <text:p>89.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7.3" calcext:value-type="float">
            <text:p>87.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3.6" calcext:value-type="float">
            <text:p>73.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0.1" calcext:value-type="float">
            <text:p>90.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92.3" calcext:value-type="float">
            <text:p>92.3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96.3" calcext:value-type="float">
            <text:p>96.3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91.8" calcext:value-type="float">
            <text:p>91.8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96.4" calcext:value-type="float">
            <text:p>96.4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office:value-type="float" office:value="92.8" calcext:value-type="float">
            <text:p>92.8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.2" calcext:value-type="float">
            <text:p>3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.7" calcext:value-type="float">
            <text:p>10.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.1" calcext:value-type="float">
            <text:p>5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.1" calcext:value-type="float">
            <text:p>40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.8" calcext:value-type="float">
            <text:p>47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3.4" calcext:value-type="float">
            <text:p>53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.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5.8" calcext:value-type="float">
            <text:p>55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.3" calcext:value-type="float">
            <text:p>20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.2" calcext:value-type="float">
            <text:p>48.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.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1.5" calcext:value-type="float">
            <text:p>71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2.3" calcext:value-type="float">
            <text:p>82.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3.9" calcext:value-type="float">
            <text:p>73.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7.1" calcext:value-type="float">
            <text:p>27.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3.9" calcext:value-type="float">
            <text:p>63.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5.2" calcext:value-type="float">
            <text:p>85.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7.6" calcext:value-type="float">
            <text:p>77.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6.3" calcext:value-type="float">
            <text:p>86.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2.3" calcext:value-type="float">
            <text:p>92.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6.5" calcext:value-type="float">
            <text:p>96.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1.4" calcext:value-type="float">
            <text:p>91.4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6.2" calcext:value-type="float">
            <text:p>96.2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92.4" calcext:value-type="float">
            <text:p>92.4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8.1" calcext:value-type="float">
            <text:p>48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.8" calcext:value-type="float">
            <text:p>11.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7.9" calcext:value-type="float">
            <text:p>47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.9" calcext:value-type="float">
            <text:p>13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5.5" calcext:value-type="float">
            <text:p>65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.2" calcext:value-type="float">
            <text:p>53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.2" calcext:value-type="float">
            <text:p>19.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.3" calcext:value-type="float">
            <text:p>21.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.1" calcext:value-type="float">
            <text:p>10.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7.3" calcext:value-type="float">
            <text:p>67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.2" calcext:value-type="float">
            <text:p>26.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5" calcext:value-type="float">
            <text:p>14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2.5" calcext:value-type="float">
            <text:p>7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.5" calcext:value-type="float">
            <text:p>30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7.1" calcext:value-type="float">
            <text:p>87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7.3" calcext:value-type="float">
            <text:p>67.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5.5" calcext:value-type="float">
            <text:p>85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6.7" calcext:value-type="float">
            <text:p>56.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96.4" calcext:value-type="float">
            <text:p>96.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96.5" calcext:value-type="float">
            <text:p>96.5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.5" calcext:value-type="float">
            <text:p>5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.7" calcext:value-type="float">
            <text:p>21.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4.3" calcext:value-type="float">
            <text:p>54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.2" calcext:value-type="float">
            <text:p>19.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9.3" calcext:value-type="float">
            <text:p>69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.8" calcext:value-type="float">
            <text:p>35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.1" calcext:value-type="float">
            <text:p>49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.2" calcext:value-type="float">
            <text:p>23.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.8" calcext:value-type="float">
            <text:p>60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.6" calcext:value-type="float">
            <text:p>19.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7.6" calcext:value-type="float">
            <text:p>77.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.7" calcext:value-type="float">
            <text:p>48.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.3" calcext:value-type="float">
            <text:p>74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3.5" calcext:value-type="float">
            <text:p>4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6.8" calcext:value-type="float">
            <text:p>86.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3" calcext:value-type="float">
            <text:p>71.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0.1" calcext:value-type="float">
            <text:p>90.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96.5" calcext:value-type="float">
            <text:p>96.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90.7" calcext:value-type="float">
            <text:p>90.7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96.4" calcext:value-type="float">
            <text:p>96.4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.7" calcext:value-type="float">
            <text:p>63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.63" calcext:value-type="float">
            <text:p>48.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.6" calcext:value-type="float">
            <text:p>56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.4" calcext:value-type="float">
            <text:p>24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4.8" calcext:value-type="float">
            <text:p>74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.7" calcext:value-type="float">
            <text:p>37.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7.9" calcext:value-type="float">
            <text:p>67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.2" calcext:value-type="float">
            <text:p>41.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4.2" calcext:value-type="float">
            <text:p>84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3.7" calcext:value-type="float">
            <text:p>43.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6.1" calcext:value-type="float">
            <text:p>86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4.8" calcext:value-type="float">
            <text:p>74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2.6" calcext:value-type="float">
            <text:p>82.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4.6" calcext:value-type="float">
            <text:p>84.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0.8" calcext:value-type="float">
            <text:p>90.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6.8" calcext:value-type="float">
            <text:p>96.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0.5" calcext:value-type="float">
            <text:p>90.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6.5" calcext:value-type="float">
            <text:p>96.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3.7" calcext:value-type="float">
            <text:p>73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.4" calcext:value-type="float">
            <text:p>30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.2" calcext:value-type="float">
            <text:p>48.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.1" calcext:value-type="float">
            <text:p>39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.8" calcext:value-type="float">
            <text:p>63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.2" calcext:value-type="float">
            <text:p>42.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5.3" calcext:value-type="float">
            <text:p>85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3.7" calcext:value-type="float">
            <text:p>63.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.4" calcext:value-type="float">
            <text:p>80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.5" calcext:value-type="float">
            <text:p>65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5.1" calcext:value-type="float">
            <text:p>85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.5" calcext:value-type="float">
            <text:p>7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3.1" calcext:value-type="float">
            <text:p>83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3.6" calcext:value-type="float">
            <text:p>83.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1.3" calcext:value-type="float">
            <text:p>91.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96.6" calcext:value-type="float">
            <text:p>96.6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90.9" calcext:value-type="float">
            <text:p>90.9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96.6" calcext:value-type="float">
            <text:p>96.6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.1" calcext:value-type="float">
            <text:p>41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.6" calcext:value-type="float">
            <text:p>66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.6" calcext:value-type="float">
            <text:p>48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4.6" calcext:value-type="float">
            <text:p>84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.6" calcext:value-type="float">
            <text:p>59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.7" calcext:value-type="float">
            <text:p>80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.9" calcext:value-type="float">
            <text:p>70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8.6" calcext:value-type="float">
            <text:p>88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6.3" calcext:value-type="float">
            <text:p>86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8.8" calcext:value-type="float">
            <text:p>78.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0.6" calcext:value-type="float">
            <text:p>90.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96.6" calcext:value-type="float">
            <text:p>96.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89.9" calcext:value-type="float">
            <text:p>89.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96.4" calcext:value-type="float">
            <text:p>96.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.1" calcext:value-type="float">
            <text:p>59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.8" calcext:value-type="float">
            <text:p>75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.2" calcext:value-type="float">
            <text:p>62.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.4" calcext:value-type="float">
            <text:p>84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.6" calcext:value-type="float">
            <text:p>86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.6" calcext:value-type="float">
            <text:p>87.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7.6" calcext:value-type="float">
            <text:p>87.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9.1" calcext:value-type="float">
            <text:p>89.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96.7" calcext:value-type="float">
            <text:p>96.7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58" calcext:value-type="float">
            <text:p>85.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.5" calcext:value-type="float">
            <text:p>8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4" calcext:value-type="float">
            <text:p>85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4" calcext:value-type="float">
            <text:p>85.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8.5" calcext:value-type="float">
            <text:p>88.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5.7" calcext:value-type="float">
            <text:p>95.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8.7" calcext:value-type="float">
            <text:p>88.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6.1" calcext:value-type="float">
            <text:p>96.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5.4" calcext:value-type="float">
            <text:p>85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.4" calcext:value-type="float">
            <text:p>84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.1" calcext:value-type="float">
            <text:p>95.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17:39:51.062534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4:40:30.898243639</meta:creation-date>
    <dc:date>2020-09-10T20:03:45.872582873</dc:date>
    <meta:editing-duration>PT2H57M28S</meta:editing-duration>
    <meta:editing-cycles>8</meta:editing-cycles>
    <meta:generator>LibreOffice/6.0.7.3$Linux_X86_64 LibreOffice_project/00m0$Build-3</meta:generator>
    <meta:document-statistic meta:table-count="1" meta:cell-count="1198" meta:object-count="0"/>
  </office:meta>
</office:document-meta>
</file>